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 style:list-style-name="L2">
      <style:text-properties fo:font-size="24pt" style:font-size-asian="24pt" style:font-size-complex="24pt"/>
    </style:style>
    <style:style style:name="P3" style:family="paragraph" style:parent-style-name="Standard" style:list-style-name="L3">
      <style:text-properties fo:font-size="24pt" style:font-size-asian="24pt" style:font-size-complex="24pt"/>
    </style:style>
    <style:style style:name="P4" style:family="paragraph" style:parent-style-name="Standard" style:list-style-name="L4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zwa gry „Wisielec”</text:p>
      <text:p text:style-name="P1">1.Game Mechanics „wisielec”</text:p>
      <text:p text:style-name="P1"><text:tab/>1.1 pojawianie się obrazkow wisielca podczas <text:tab/><text:tab/>błędnych odpowiedzi.</text:p>
      <text:p text:style-name="P1"><text:tab/>1.2 zaznaczanie na zielono podczas dobrej <text:tab/><text:tab/><text:tab/>odpowiedzi</text:p>
      <text:list xml:id="list709430424678158014" text:style-name="L2">
        <text:list-item>
          <text:list>
            <text:list-item>
              <text:p text:style-name="P2">pojawianie się wyniku w zaleznosci od rezultatu</text:p>
            </text:list-item>
          </text:list>
        </text:list-item>
      </text:list>
      <text:p text:style-name="P1">2.Art and Videos</text:p>
      <text:list xml:id="list9116639208643076381" text:style-name="L3">
        <text:list-item>
          <text:list>
            <text:list-header>
              <text:p text:style-name="P3">2.1 9 obrazków przedstawiających kolejne etapy wisielca.</text:p>
            </text:list-header>
          </text:list>
        </text:list-item>
      </text:list>
      <text:p text:style-name="P1">3.Levels</text:p>
      <text:list xml:id="list7584817074759553489" text:style-name="L4">
        <text:list-item>
          <text:list>
            <text:list-item>
              <text:p text:style-name="P4">posiada jedno hasło co za tym idzie jeden poziom</text:p>
            </text:list-item>
          </text:list>
        </text:list-item>
      </text:list>
      <text:p text:style-name="P1"/>
      <text:list xml:id="list28606526" text:continue-numbering="true" text:style-name="L4">
        <text:list-item>
          <text:list>
            <text:list-header>
              <text:p text:style-name="P4"/>
            </text:list-header>
          </text:list>
        </text:list-item>
      </text:list>
      <text:list xml:id="list28606559" text:continue-list="list709430424678158014" text:style-name="L2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1T08:31:44.85</meta:creation-date>
    <meta:document-statistic meta:table-count="0" meta:image-count="0" meta:object-count="0" meta:page-count="1" meta:paragraph-count="9" meta:word-count="50" meta:character-count="352"/>
    <dc:date>2020-05-11T08:40:03.90</dc:date>
    <meta:editing-duration>PT8M20S</meta:editing-duration>
    <meta:editing-cycles>1</meta:editing-cycles>
    <meta:generator>OpenOffice/4.1.6$Win32 OpenOffice.org_project/416m1$Build-9790</meta:generator>
  </office:meta>
</office:document-meta>
</file>